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PathXmlApplicationContext.ClassPathXmlApplicationContext( ApplicationContex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XmlApplicationContext.ClassPathXmlApplicationContext( String path ,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XmlApplicationContext.ClassPathXmlApplicationContext( String [ ] configLocations , boolean refre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XmlApplicationContext.getConfig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XmlApplicationContext.ClassPathXmlApplicationContext( String ... config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XmlApplicationContext.ClassPathXmlApplicationContext( String [ ] configLocations , boolean refresh , @ Nullable ApplicationContext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PathXmlApplicationContext.ClassPathXmlApplicationContext( String [ ] paths , Class &lt; ? &gt; clazz , @ Nullable ApplicationContext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PathXmlApplicationContext.ClassPathXmlApplicationContext( String config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XmlApplicationContext.ClassPathXmlApplicationContext( String [ ] configLocations , @ Nullable ApplicationContex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XmlApplicationContext.ClassPathXml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assPathXmlApplicationContext.ClassPathXmlApplicationContext( String [ ] paths ,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